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line-height="100%"/>
      <style:text-properties officeooo:rsid="04af6545" officeooo:paragraph-rsid="04af6545"/>
    </style:style>
    <style:style style:name="P4" style:family="paragraph" style:parent-style-name="Text_20_body">
      <style:text-properties officeooo:rsid="04c11b0a" officeooo:paragraph-rsid="04c11b0a"/>
    </style:style>
    <style:style style:name="P5" style:family="paragraph" style:parent-style-name="Text_20_body">
      <style:text-properties officeooo:rsid="04c11b0a" officeooo:paragraph-rsid="04d75d17"/>
    </style:style>
    <style:style style:name="P6" style:family="paragraph" style:parent-style-name="Text_20_body">
      <style:text-properties officeooo:rsid="04c5f6f5" officeooo:paragraph-rsid="04c5f6f5"/>
    </style:style>
    <style:style style:name="P7" style:family="paragraph" style:parent-style-name="Text_20_body">
      <style:text-properties officeooo:rsid="04c7c25f" officeooo:paragraph-rsid="04c7c25f"/>
    </style:style>
    <style:style style:name="P8" style:family="paragraph" style:parent-style-name="Text_20_body">
      <style:text-properties officeooo:rsid="04ca2328" officeooo:paragraph-rsid="04e6f34e"/>
    </style:style>
    <style:style style:name="P9" style:family="paragraph" style:parent-style-name="Text_20_body">
      <style:text-properties officeooo:rsid="04cc14cf" officeooo:paragraph-rsid="04e6f34e"/>
    </style:style>
    <style:style style:name="P10" style:family="paragraph" style:parent-style-name="Text_20_body">
      <style:text-properties officeooo:rsid="04cd265a" officeooo:paragraph-rsid="04e6f34e"/>
    </style:style>
    <style:style style:name="P11" style:family="paragraph" style:parent-style-name="Text_20_body">
      <style:paragraph-properties fo:line-height="100%"/>
      <style:text-properties officeooo:rsid="04d67b69" officeooo:paragraph-rsid="04e6f34e"/>
    </style:style>
    <style:style style:name="P12" style:family="paragraph" style:parent-style-name="Text_20_body">
      <style:text-properties officeooo:rsid="04d67b69" officeooo:paragraph-rsid="04e6f34e"/>
    </style:style>
    <style:style style:name="P13" style:family="paragraph" style:parent-style-name="Text_20_body">
      <style:text-properties officeooo:rsid="04d67b69" officeooo:paragraph-rsid="04c81f5f"/>
    </style:style>
    <style:style style:name="P14" style:family="paragraph" style:parent-style-name="Text_20_body">
      <style:text-properties officeooo:rsid="04d90c7a" officeooo:paragraph-rsid="04d90c7a"/>
    </style:style>
    <style:style style:name="P15" style:family="paragraph" style:parent-style-name="Text_20_body">
      <style:text-properties officeooo:paragraph-rsid="04de1d77"/>
    </style:style>
    <style:style style:name="P16" style:family="paragraph" style:parent-style-name="Text_20_body">
      <style:text-properties officeooo:rsid="04e23419" officeooo:paragraph-rsid="04e23419"/>
    </style:style>
    <style:style style:name="P17" style:family="paragraph" style:parent-style-name="Text_20_body">
      <style:text-properties officeooo:rsid="04eb2fb1" officeooo:paragraph-rsid="04eb2fb1"/>
    </style:style>
    <style:style style:name="P18" style:family="paragraph" style:parent-style-name="Text_20_body">
      <style:text-properties officeooo:rsid="04ed7cbc" officeooo:paragraph-rsid="04ed7cbc"/>
    </style:style>
    <style:style style:name="P19" style:family="paragraph" style:parent-style-name="Text_20_body">
      <style:text-properties officeooo:rsid="04ed7cbc" officeooo:paragraph-rsid="04f1d13b"/>
    </style:style>
    <style:style style:name="P20" style:family="paragraph" style:parent-style-name="Heading_20_2">
      <style:text-properties officeooo:rsid="04c1603e" officeooo:paragraph-rsid="04c379c7"/>
    </style:style>
    <style:style style:name="P21" style:family="paragraph" style:parent-style-name="Heading_20_2">
      <style:paragraph-properties fo:line-height="100%"/>
      <style:text-properties officeooo:rsid="04d67b69" officeooo:paragraph-rsid="04ea4747"/>
    </style:style>
    <style:style style:name="P22" style:family="paragraph" style:parent-style-name="Heading_20_2">
      <style:paragraph-properties fo:line-height="100%"/>
      <style:text-properties officeooo:rsid="04d67b69" officeooo:paragraph-rsid="0500a48b"/>
    </style:style>
    <style:style style:name="P23" style:family="paragraph" style:parent-style-name="Heading_20_2">
      <style:text-properties officeooo:paragraph-rsid="04f9656f"/>
    </style:style>
    <style:style style:name="P24" style:family="paragraph" style:parent-style-name="Heading_20_1">
      <style:paragraph-properties fo:line-height="100%"/>
      <style:text-properties officeooo:rsid="04af6545" officeooo:paragraph-rsid="04af6545"/>
    </style:style>
    <style:style style:name="P25" style:family="paragraph" style:parent-style-name="Text_20_body">
      <style:text-properties officeooo:rsid="04cc14cf" officeooo:paragraph-rsid="04e6f34e"/>
    </style:style>
    <style:style style:name="P26" style:family="paragraph" style:parent-style-name="Text_20_body">
      <style:text-properties officeooo:rsid="04f6090d" officeooo:paragraph-rsid="04f4b971"/>
    </style:style>
    <style:style style:name="P27" style:family="paragraph" style:parent-style-name="Text_20_body">
      <style:text-properties officeooo:rsid="04d90c7a" officeooo:paragraph-rsid="04de1d77"/>
    </style:style>
    <style:style style:name="P28" style:family="paragraph" style:parent-style-name="Text_20_body" style:list-style-name="L1">
      <style:text-properties officeooo:rsid="04c5f6f5" officeooo:paragraph-rsid="04c5f6f5"/>
    </style:style>
    <style:style style:name="P29" style:family="paragraph" style:parent-style-name="Text_20_body">
      <style:text-properties officeooo:rsid="050d8ee3" officeooo:paragraph-rsid="050d8ee3"/>
    </style:style>
    <style:style style:name="P30" style:family="paragraph" style:parent-style-name="Text_20_body">
      <style:text-properties officeooo:rsid="050ffdd2" officeooo:paragraph-rsid="050ffdd2"/>
    </style:style>
    <style:style style:name="T1" style:family="text">
      <style:text-properties officeooo:rsid="04bd4bd9"/>
    </style:style>
    <style:style style:name="T2" style:family="text">
      <style:text-properties officeooo:rsid="04c062de"/>
    </style:style>
    <style:style style:name="T3" style:family="text">
      <style:text-properties officeooo:rsid="04c14fe6"/>
    </style:style>
    <style:style style:name="T4" style:family="text">
      <style:text-properties officeooo:rsid="04c5f6f5"/>
    </style:style>
    <style:style style:name="T5" style:family="text">
      <style:text-properties fo:font-size="8pt" officeooo:rsid="04c5f6f5" style:font-size-asian="8pt" style:font-size-complex="8pt"/>
    </style:style>
    <style:style style:name="T6" style:family="text">
      <style:text-properties fo:font-size="8pt" officeooo:rsid="04e7f806" style:font-size-asian="8pt" style:font-size-complex="8pt"/>
    </style:style>
    <style:style style:name="T7" style:family="text">
      <style:text-properties fo:font-size="8pt" officeooo:rsid="0500a48b" style:font-size-asian="8pt" style:font-size-complex="8pt"/>
    </style:style>
    <style:style style:name="T8" style:family="text">
      <style:text-properties fo:font-size="8pt" officeooo:rsid="0506912c" style:font-size-asian="8pt" style:font-size-complex="8pt"/>
    </style:style>
    <style:style style:name="T9" style:family="text">
      <style:text-properties officeooo:rsid="04c7c575"/>
    </style:style>
    <style:style style:name="T10" style:family="text">
      <style:text-properties officeooo:rsid="04c9dbac"/>
    </style:style>
    <style:style style:name="T11" style:family="text">
      <style:text-properties officeooo:rsid="04ca2328"/>
    </style:style>
    <style:style style:name="T12" style:family="text">
      <style:text-properties officeooo:rsid="04cc14cf"/>
    </style:style>
    <style:style style:name="T13" style:family="text">
      <style:text-properties fo:font-weight="bold" style:font-weight-asian="bold" style:font-weight-complex="bold"/>
    </style:style>
    <style:style style:name="T14" style:family="text">
      <style:text-properties officeooo:rsid="04ce760c"/>
    </style:style>
    <style:style style:name="T15" style:family="text">
      <style:text-properties officeooo:rsid="04d043fb"/>
    </style:style>
    <style:style style:name="T16" style:family="text">
      <style:text-properties officeooo:rsid="04d32397"/>
    </style:style>
    <style:style style:name="T17" style:family="text">
      <style:text-properties officeooo:rsid="04d75d17"/>
    </style:style>
    <style:style style:name="T18" style:family="text">
      <style:text-properties officeooo:rsid="04e23419"/>
    </style:style>
    <style:style style:name="T19" style:family="text">
      <style:text-properties officeooo:rsid="04e7f806"/>
    </style:style>
    <style:style style:name="T20" style:family="text">
      <style:text-properties officeooo:rsid="04ecb878"/>
    </style:style>
    <style:style style:name="T21" style:family="text">
      <style:text-properties officeooo:rsid="04f0cfeb"/>
    </style:style>
    <style:style style:name="T22" style:family="text">
      <style:text-properties fo:font-weight="normal" officeooo:rsid="04f30b09" style:font-weight-asian="normal" style:font-weight-complex="normal"/>
    </style:style>
    <style:style style:name="T23" style:family="text">
      <style:text-properties officeooo:rsid="04f8b9ce"/>
    </style:style>
    <style:style style:name="T24" style:family="text">
      <style:text-properties officeooo:rsid="04fd70d3"/>
    </style:style>
    <style:style style:name="T25" style:family="text">
      <style:text-properties officeooo:rsid="04ff49d2"/>
    </style:style>
    <style:style style:name="T26" style:family="text">
      <style:text-properties officeooo:rsid="0504e67b"/>
    </style:style>
    <style:style style:name="T27" style:family="text">
      <style:text-properties officeooo:rsid="0505c38a"/>
    </style:style>
    <style:style style:name="T28" style:family="text">
      <style:text-properties officeooo:rsid="050ce1d0"/>
    </style:style>
    <style:style style:name="T29" style:family="text">
      <style:text-properties officeooo:rsid="050ffdd2"/>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תרגיל בית <text:span text:style-name="T1">3</text:span></text:h>
      <text:p text:style-name="P3">יש לענות על שאלה אחת לבחירתכם. הגשה בזוגות, עד תחילת ההרצאה <text:span text:style-name="T2">הבאה.</text:span></text:p>
      <text:p text:style-name="P3"/>
      <text:p text:style-name="P23">שאל<text:span text:style-name="T28">ת בונוס</text:span>: <text:span text:style-name="T11">מכרז על בקבוק משקה</text:span></text:p>
      <text:p text:style-name="P9">היכנסו לאתר האקראנק ופיתרו את המשחק הבא:</text:p>
      <text:p text:style-name="P8">https://www.hackerrank.com/challenges/the-bidding-game</text:p>
      <text:p text:style-name="P8"><text:span text:style-name="T12">מטרת המשחק </text:span>היא לכתוב <text:span text:style-name="T12">פונקציה </text:span>שתבצע מכרז אוטומטי על בקבוק<text:span text:style-name="T23"> משקה.</text:span></text:p>
      <text:p text:style-name="P9">אתם יכולים לכתוב את הפונקציה בכל שפת-תיכנות שאתם רוצים.</text:p>
      <text:p text:style-name="P9">אני כתבתי פונקציה מאד פשוטה - return 20 - וקיבלתי 23 נקודות<text:span text:style-name="T24">, כתוצאה משני </text:span>נצחונות טכניים על אנשים שהפונקציות שלהם היו שגויות. למובילים יש עכשיו מעל 75 נקודות.</text:p>
      <text:p text:style-name="P10"><text:span text:style-name="T13">בונוס</text:span> <text:span text:style-name="T15">לציון הסופי, </text:span>של 4 פחות k נקודות<text:span text:style-name="T15">,</text:span> יינתן לשלושת הצוותים שהפתרון שלהם יגיע למקום ה-k <text:span text:style-name="T25">מכל הפתרונות </text:span>בכיתה<text:span text:style-name="T14">, עבור </text:span>k=1,2,3<text:span text:style-name="T16">, ובתנאי שישיגו לפחות 5 נצחונות.</text:span></text:p>
      <text:p text:style-name="P12"><text:span text:style-name="T13">הערה</text:span>: ניתן לקרוא על התיאוריה של משחקים כאלה כאן: http://users.math.yale.edu/~sp547/pdf/Discrete-bidding-games.pdf</text:p>
      <text:p text:style-name="P11"/>
      <text:p text:style-name="P21">שאלה <text:span text:style-name="T28">1: מכרז מחיר שלישי</text:span><text:span text:style-name="T6"> (הקורס של טים, שאלה 27)</text:span></text:p>
      <text:p text:style-name="P17">ויקי המציאה מכרז חדש<text:span text:style-name="T20"> למכירת חפץ יחיד</text:span>: <text:span text:style-name="T20">מי שההכרזה שלו גבוהה ביותר זוכה בחפץ</text:span>, ומשלם את המחיר <text:span text:style-name="T13">השלישי</text:span><text:span text:style-name="T22"> (במקום המחיר השני במכרז ויקרי)</text:span>. האם המכרז של ויקי אמיתי?</text:p>
      <text:p text:style-name="P22">שאלה <text:span text:style-name="T28">2: מכרז על חפצים זהים</text:span><text:span text:style-name="T6"> (הקורס של טים, שאלה </text:span><text:span text:style-name="T7">29</text:span><text:span text:style-name="T6">)</text:span></text:p>
      <text:p text:style-name="P18">כדי לגייס כסף לקניית <text:span text:style-name="T21">בית</text:span>, החלטתם למכור את אוסף העטים הנדירים שלכם. באוסף יש 10 עטים זהים. <text:s text:c="2"/>ישנם 20 אנשים המעוניינים להשתתף במכרז. כל אחד מעוניין בעט אחד לכל היותר. תארו מכרז אמיתי למכירת העטים.</text:p>
      <text:p text:style-name="P22">שאלה <text:span text:style-name="T28">3: קואליציה במכרז ויקרי</text:span><text:span text:style-name="T6"> (הקורס של טים, שאלה </text:span><text:span text:style-name="T7">30</text:span><text:span text:style-name="T6">)</text:span></text:p>
      <text:p text:style-name="P26">הוכחנו שבמכרז ויקרי, משתתף יחיד לא יכול להרויח מהכרזה שונה מהערך האמיתי שלו. האם הדבר נכון גם לקואליציות של משתתפים? כלומר, האם קבוצה של משתתפים יכולה להרויח ע"י הכרזות מתואמות? איך בדיוק?</text:p>
      <text:p text:style-name="P19"/>
      <text:p text:style-name="Heading_20_2"><text:soft-page-break/>שאלה <text:span text:style-name="T28">4: מכרז לקניית שירות</text:span></text:p>
      <text:p text:style-name="P27">אתם מעוניינים לשכור קבלן שיפוצים לשיפוץ הבית. לכל קבלן ישנה עלות אחרת לביצוע העבודה. אתם לא יודעים את העלות של כל קבלן. עקרונית, אתם מעדיפים לשכור קבלן עם עלות נמוכה ככל האפשר, אבל יש עוד גורם חשוב - המלצות. לכל קבלן ישנו מספר שונה של המלצות שקיבל מלקוחות קודמים. אתם מעדיפים קבלן קצת יותר יקר עם הרבה המלצות, על-פני קבלן קצת יותר זול עם מעט המלצות.</text:p>
      <text:p text:style-name="P15">א. נסחו באופן מדוייק את <text:span text:style-name="T18">פונקציית התועלת שלכם מכל קבלן - כפונקצייה של העלות שלו (c) ומספר ההמלצות שלו (n).</text:span></text:p>
      <text:p text:style-name="P16">ב. תארו מנגנון שיאפשר לכם לבחור את הקבלן הטוב ביותר עבורכם.</text:p>
      <text:p text:style-name="P14"/>
      <text:p text:style-name="Heading_20_2">שאלה<text:span text:style-name="T19"> 5</text:span>: חשיפת מידע</text:p>
      <text:p text:style-name="P5"><text:span text:style-name="T27">מצאתם בעליית-הגג שלכם שרשרת אבני-חן ישנה, </text:span>ואתם מאד רוצים לדעת מה השווי שלה. השכן שלכם הוא מומחה <text:span text:style-name="T27">לאבני-חן </text:span>ויודע בדיוק מהו <text:span text:style-name="T27">שווי השרשרת</text:span>, אבל הוא לא רוצה להגיד לכם. הציעו מנגנון שיגרום לשכן שלכם לגלות לכם<text:span text:style-name="T26">, מרצונו החופשי,</text:span> את שווי<text:span text:style-name="T10">ה</text:span> <text:span text:style-name="T3">האמיתי של השרשרת</text:span>.<text:span text:style-name="T17"> רמז: קיראו כאן: https://www.econ2.uni-bonn.de/pdf/papers/goethes_second.pdf</text:span></text:p>
      <text:p text:style-name="P4"/>
      <text:p text:style-name="P20">שאלה <text:span text:style-name="T28">6</text:span>: <text:span text:style-name="T9">חלוקה</text:span> יעילה של זכויו<text:span text:style-name="T4">ת <text:s/></text:span><text:span text:style-name="T5"><text:s/>[Rakesh Vohra, Mechanism Design, </text:span><text:span text:style-name="T8">pages </text:span><text:span text:style-name="T5">1-3].</text:span></text:p>
      <text:p text:style-name="P6">חברה פרטית מעוניינת לסלול מסילת-רכבת דרך כפר מסויים. המסילה עוברת דרך שדה של אחד האיכרים. האיכר מתנגד וטוען שהמסילה תהרוס לו את היבולים. <text:s/>נניח ש:</text:p>
      <text:list xml:id="list1356418219410280446" text:style-name="L1">
        <text:list-item>
          <text:p text:style-name="P28">התועלת שתפיק חברת הרכבות מהמסילה היא x - והיא ידועה רק לחברה.</text:p>
        </text:list-item>
        <text:list-item>
          <text:p text:style-name="P28">הנזק שייגרם לאיכר מהמסילה הוא y - והוא ידוע רק לאיכר.</text:p>
        </text:list-item>
      </text:list>
      <text:p text:style-name="P7">א. האם בניית המסילה היא תוצאה יעילה פארטו כאשר x&gt;y? כאשר y&gt;x?</text:p>
      <text:p text:style-name="P7">ב. האם אי-בניית המסילה היא תוצאה יעילה פארטו כאשר x&gt;y? כאשר y&gt;x?</text:p>
      <text:p text:style-name="P7">ג. הציעו מנגנון אמיתי הבוחר תמיד את התוצאה היעילה פארטו.</text:p>
      <text:p text:style-name="P13"/>
      <text:p text:style-name="Heading_20_2">שאלה <text:span text:style-name="T28">7</text:span>: מכרז דו-צדדי</text:p>
      <text:p text:style-name="P29">לשוק מכוניות משומשות מגיעים n מוכרים ו-m קונים. כל מוכר מביא מכונית אחת. כל קונה מעוניין במכונית אחת.<text:span text:style-name="T29"> כל המכוניות זהות. כל מוכר מייחס למכונית שלו ערך אחר. כל קונה מייחס למכונית שלו ערך אחר.</text:span></text:p>
      <text:p text:style-name="P30">א. הסבירו מה בדיוק יעשה מנגנון וק"ג בשוק זה? מי ימכור וכמה כסף יקבל? מי יקנה וכמה כסף יקבל?</text:p>
      <text:p text:style-name="P30">ב. הוכיחו, שאם הממשלה תנסה לארגן שוק כזה בעזרת מנגנון וק"ג, היא תיכנס לגירעון.</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20T08:41:17.138928836</dc:date>
    <meta:editing-duration>P10DT3H31M41S</meta:editing-duration>
    <meta:editing-cycles>1151</meta:editing-cycles>
    <meta:document-statistic meta:table-count="0" meta:image-count="0" meta:object-count="0" meta:page-count="2" meta:paragraph-count="35" meta:word-count="567" meta:character-count="3217" meta:non-whitespace-character-count="2682"/>
  </office:meta>
</office:document-meta>
</file>